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89H16M03.243051S" calcext:value-type="time">
            <text:p>589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2H49M07.014S" calcext:value-type="time">
            <text:p>02:49</text:p>
          </table:table-cell>
          <table:table-cell table:style-name="ce3"/>
          <table:table-cell office:value-type="string" calcext:value-type="string">
            <text:p>AI lockup &amp; “invincibility” fixes cleanup, room contents overlap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19H00M02.371S" calcext:value-type="time">
            <text:p>19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 style:data-style-name="N2" text:time-value="08:00:25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4T10:20:01.104000000</dc:date>
    <dc:creator>Benjamin Laws</dc:creator>
    <meta:editing-duration>P24DT18H6M53S</meta:editing-duration>
    <meta:editing-cycles>660</meta:editing-cycles>
    <meta:generator>LibreOffice/7.2.6.2$Windows_X86_64 LibreOffice_project/b0ec3a565991f7569a5a7f5d24fed7f52653d754</meta:generator>
    <meta:document-statistic meta:table-count="2" meta:cell-count="918" meta:object-count="0"/>
  </office:meta>
</office:document-meta>
</file>